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7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5.422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office:value-type="string" calcext:value-type="string">
            <text:p>UD</text:p>
          </table:table-cell>
          <table:table-cell table:style-name="ce3" office:value-type="string" calcext:value-type="string">
            <text:p>Ore teoria</text:p>
          </table:table-cell>
          <table:table-cell table:style-name="ce3" office:value-type="string" calcext:value-type="string">
            <text:p>Ore pratica modulo scrum</text:p>
          </table:table-cell>
          <table:table-cell table:style-name="ce3" office:value-type="string" calcext:value-type="string">
            <text:p>Giorni</text:p>
          </table:table-cell>
          <table:table-cell table:style-name="ce3" office:value-type="string" calcext:value-type="string">
            <text:p>Ore pomeridiane</text:p>
          </table:table-cell>
          <table:table-cell table:style-name="ce3"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5">
            <text:p>Nozioni sulle reti e sui sistemi operativi indispensabili</text:p>
          </table:table-cell>
          <table:table-cell office:value-type="string" calcext:value-type="string">
            <text:p>ETHERN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SUM([.C2:.D3])/5" office:value-type="float" office:value="2" calcext:value-type="float" table:number-columns-spanned="1" table:number-rows-spanned="2">
            <text:p>2</text:p>
          </table:table-cell>
          <table:table-cell table:number-columns-repeated="1018"/>
        </table:table-row>
        <table:table-row table:style-name="ro3">
          <table:covered-table-cell table:style-name="ce1"/>
          <table:table-cell table:style-name="ce4" office:value-type="string" calcext:value-type="string">
            <text:p>TCP/IP, SOCK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8"/>
        </table:table-row>
        <table:table-row table:style-name="ro3">
          <table:covered-table-cell table:style-name="ce1"/>
          <table:table-cell table:style-name="ce4" office:value-type="string" calcext:value-type="string">
            <text:p>HTTP/RES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HTTP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ES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$C4:.$D6])/5" office:value-type="float" office:value="6.2" calcext:value-type="float">
            <text:p>6,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4">
            <text:p>Basi di HTML5, DOM e CSS</text:p>
          </table:table-cell>
          <table:table-cell table:style-name="Default" office:value-type="string" calcext:value-type="string">
            <text:p>linguaggi di Marku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Principali tag HTML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covered-table-cell table:style-name="ce1"/>
          <table:table-cell office:value-type="string" calcext:value-type="string">
            <text:p>Nozioni sul DOM e linguaggio selezione CS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 table:style-name="ce1"/>
          <table:table-cell office:value-type="string" calcext:value-type="string">
            <text:p>CSS3 Descrizione ed utilizzo della documentazione di riferimento on li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Introduzione alla programmazione orientata agli oggetti usando javascript e la programmazione lato client</text:p>
          </table:table-cell>
          <table:table-cell office:value-type="string" calcext:value-type="string">
            <text:p>Linguaggi di imperativi e funzional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Nozioni di OOP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Javascript sintassi e costrutti bas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manimpolazione DOM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gestione Event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Javascript ES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sql</text:p>
          </table:table-cell>
          <table:table-cell office:value-type="string" calcext:value-type="string">
            <text:p>Daabase linguaggio defini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manipola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2:.C19])" office:value-type="float" office:value="128" calcext:value-type="float">
            <text:p>128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4">
            <text:p>NoSql</text:p>
          </table:table-cell>
          <table:table-cell office:value-type="string" calcext:value-type="string">
            <text:p>mongoDb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creazione document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roga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manipolazion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6">
            <text:p>Back-End Node-JS</text:p>
          </table:table-cell>
          <table:table-cell office:value-type="string" calcext:value-type="string">
            <text:p>Enviroment Node <text:s/>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stanziare un Server Expres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Connessione Databe Orm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outing API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SOCKET IO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covered-table-cell table:style-name="ce1"/>
          <table:table-cell office:value-type="string" calcext:value-type="string">
            <text:p>Descrizione del progetto da realizzare, rest api e te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7">
            <text:p>Framework client ReactJs</text:p>
          </table:table-cell>
          <table:table-cell office:value-type="string" calcext:value-type="string">
            <text:p>WHY REAC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PWA (progressive web application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Cicli di vita e state managemen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React Hooks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table:style-name="Default" office:value-type="string" calcext:value-type="string">
            <text:p>React router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ce1"/>
          <table:table-cell office:value-type="string" calcext:value-type="string">
            <text:p>interazione con il Server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Nozioni di Redux Observable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Introduzione alla programmazione ad oggetti con PHP</text:p>
          </table:table-cell>
          <table:table-cell office:value-type="string" calcext:value-type="string">
            <text:p>Introduzione PHP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covered-table-cell table:style-name="ce1"/>
          <table:table-cell office:value-type="string" calcext:value-type="string">
            <text:p>Crezione <text:s/>API (almeno 1) di riferimento in PHP 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SUM([.C2:.C38])" office:value-type="float" office:value="280" calcext:value-type="float">
            <text:p>280</text:p>
          </table:table-cell>
          <table:table-cell table:formula="of:=SUM([.D2:.D38])" office:value-type="float" office:value="258" calcext:value-type="float">
            <text:p>25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600/38" office:value-type="float" office:value="15.7894736842105" calcext:value-type="float">
            <text:p>15,7894736842105</text:p>
          </table:table-cell>
          <table:table-cell table:number-columns-repeated="1020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oglio2" table:style-name="ta1">
        <table:table-column table:style-name="co3" table:default-cell-style-name="ce1"/>
        <table:table-row table:style-name="ro5">
          <table:table-cell office:value-type="string" calcext:value-type="string">
            <text:p>Controllo di versione git/github e nozioni sui processi AGILE/SCRUM/UP</text:p>
          </table:table-cell>
        </table:table-row>
        <table:table-row table:style-name="ro6">
          <table:table-cell office:value-type="string" calcext:value-type="string">
            <text:p>Basi di HTML5, DOM e CSS</text:p>
          </table:table-cell>
        </table:table-row>
        <table:table-row table:style-name="ro7">
          <table:table-cell office:value-type="string" calcext:value-type="string">
            <text:p>Introduzione alla programmazione orientata agli oggetti usando javascript e la programmazione lato client</text:p>
          </table:table-cell>
        </table:table-row>
        <table:table-row table:style-name="ro8">
          <table:table-cell office:value-type="string" calcext:value-type="string">
            <text:p>Back-End Node-JS (staccare sql e mongodb)</text:p>
          </table:table-cell>
        </table:table-row>
        <table:table-row table:style-name="ro9">
          <table:table-cell office:value-type="string" calcext:value-type="string">
            <text:p>Framework client ReactJs</text:p>
          </table:table-cell>
        </table:table-row>
        <table:table-row table:style-name="ro10">
          <table:table-cell office:value-type="string" calcext:value-type="string">
            <text:p>Introduzione alla programmazione ad oggetti con 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7:06:52.085470799</meta:creation-date>
    <dc:date>2022-12-05T19:26:21.069914378</dc:date>
    <meta:editing-duration>PT26M49S</meta:editing-duration>
    <meta:editing-cycles>4</meta:editing-cycles>
    <meta:generator>LibreOffice/7.0.6.2$Linux_X86_64 LibreOffice_project/00$Build-2</meta:generator>
    <meta:document-statistic meta:table-count="2" meta:cell-count="136" meta:object-count="0"/>
  </office:meta>
</office:document-meta>
</file>